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 style:data-style-name="N111"/>
    <style:style style:name="ce5" style:family="table-cell" style:parent-style-name="Default" style:data-style-name="N3"/>
    <style:style style:name="ce6" style:family="table-cell" style:parent-style-name="Default" style:data-style-name="N111">
      <style:text-properties style:font-name="Liberation Sans" style:font-name-asian="Droid Sans Fallback" style:font-name-complex="Lohit Hindi"/>
    </style:style>
    <style:style style:name="ce7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8" style:family="table-cell" style:parent-style-name="Default" style:data-style-name="N110"/>
    <style:style style:name="ce9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2">
          <table:table-cell/>
          <table:table-cell office:value-type="string">
            <text:p>Impuls-echo</text:p>
          </table:table-cell>
          <table:table-cell/>
          <table:table-cell office:value-type="string">
            <text:p>klein</text:p>
          </table:table-cell>
          <table:table-cell office:value-type="string">
            <text:p>mittel</text:p>
          </table:table-cell>
          <table:table-cell office:value-type="string">
            <text:p>groß</text:p>
          </table:table-cell>
          <table:table-cell/>
          <table:table-cell office:value-type="string">
            <text:p>klein</text:p>
          </table:table-cell>
          <table:table-cell office:value-type="string">
            <text:p>mittel </text:p>
          </table:table-cell>
          <table:table-cell office:value-type="string">
            <text:p>groß </text:p>
          </table:table-cell>
          <table:table-cell office:value-type="string">
            <text:p>acryl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blau</text:p>
          </table:table-cell>
          <table:table-cell office:value-type="float" office:value="30.6">
            <text:p>30,6</text:p>
          </table:table-cell>
          <table:table-cell office:value-type="float" office:value="60.4">
            <text:p>60,4</text:p>
          </table:table-cell>
          <table:table-cell office:value-type="float" office:value="89.7">
            <text:p>89,7</text:p>
          </table:table-cell>
          <table:table-cell/>
          <table:table-cell office:value-type="float" office:value="39.6">
            <text:p>39,6</text:p>
          </table:table-cell>
          <table:table-cell table:formula="of:=80.5" office:value-type="float" office:value="80.5">
            <text:p>80,5</text:p>
          </table:table-cell>
          <table:table-cell office:value-type="float" office:value="120.7">
            <text:p>120,7</text:p>
          </table:table-cell>
          <table:table-cell office:value-type="float" office:value="77.3">
            <text:p>77,3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rot</text:p>
          </table:table-cell>
          <table:table-cell office:value-type="float" office:value="29.9">
            <text:p>29,9</text:p>
          </table:table-cell>
          <table:table-cell office:value-type="float" office:value="59.7">
            <text:p>59,7</text:p>
          </table:table-cell>
          <table:table-cell office:value-type="float" office:value="88.8">
            <text:p>88,8</text:p>
          </table:table-cell>
          <table:table-cell/>
          <table:table-cell office:value-type="float" office:value="39.7">
            <text:p>39,7</text:p>
          </table:table-cell>
          <table:table-cell office:value-type="float" office:value="80.4">
            <text:p>80,4</text:p>
          </table:table-cell>
          <table:table-cell office:value-type="float" office:value="120.7">
            <text:p>120,7</text:p>
          </table:table-cell>
          <table:table-cell office:value-type="float" office:value="77.6">
            <text:p>77,6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grün</text:p>
          </table:table-cell>
          <table:table-cell office:value-type="float" office:value="29.4">
            <text:p>29,4</text:p>
          </table:table-cell>
          <table:table-cell office:value-type="float" office:value="59.1">
            <text:p>59,1</text:p>
          </table:table-cell>
          <table:table-cell office:value-type="float" office:value="88.5">
            <text:p>88,5</text:p>
          </table:table-cell>
          <table:table-cell/>
          <table:table-cell office:value-type="float" office:value="39.7">
            <text:p>39,7</text:p>
          </table:table-cell>
          <table:table-cell table:formula="of:=80.5" office:value-type="float" office:value="80.5">
            <text:p>80,5</text:p>
          </table:table-cell>
          <table:table-cell office:value-type="float" office:value="120.6">
            <text:p>120,6</text:p>
          </table:table-cell>
          <table:table-cell office:value-type="float" office:value="77.5">
            <text:p>77,5</text:p>
          </table:table-cell>
          <table:table-cell table:number-columns-repeated="11"/>
        </table:table-row>
        <table:table-row table:style-name="ro2">
          <table:table-cell table:number-columns-repeated="7"/>
          <table:table-cell office:value-type="float" office:value="39.7">
            <text:p>39,7</text:p>
          </table:table-cell>
          <table:table-cell table:formula="of:=80.5" office:value-type="float" office:value="80.5">
            <text:p>80,5</text:p>
          </table:table-cell>
          <table:table-cell office:value-type="float" office:value="120.5">
            <text:p>120,5</text:p>
          </table:table-cell>
          <table:table-cell office:value-type="float" office:value="77.6">
            <text:p>77,6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durchschall</text:p>
          </table:table-cell>
          <table:table-cell/>
          <table:table-cell office:value-type="string">
            <text:p>klein</text:p>
          </table:table-cell>
          <table:table-cell office:value-type="string">
            <text:p>mittel</text:p>
          </table:table-cell>
          <table:table-cell office:value-type="string">
            <text:p>groß</text:p>
          </table:table-cell>
          <table:table-cell/>
          <table:table-cell office:value-type="float" office:value="39.7">
            <text:p>39,7</text:p>
          </table:table-cell>
          <table:table-cell table:formula="of:=80.5" office:value-type="float" office:value="80.5">
            <text:p>80,5</text:p>
          </table:table-cell>
          <table:table-cell office:value-type="float" office:value="120.5">
            <text:p>120,5</text:p>
          </table:table-cell>
          <table:table-cell office:value-type="float" office:value="77.7">
            <text:p>77,7</text:p>
          </table:table-cell>
          <table:table-cell/>
          <table:table-cell table:formula="of:=[.K3]-[.K8]" office:value-type="float" office:value="-0.239999999999995">
            <text:p>-0,24</text:p>
          </table:table-cell>
          <table:table-cell table:formula="of:=[.M7]^2" office:value-type="float" office:value="0.0575999999999975">
            <text:p>0,057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blau</text:p>
          </table:table-cell>
          <table:table-cell office:value-type="float" office:value="17.2">
            <text:p>17,2</text:p>
          </table:table-cell>
          <table:table-cell office:value-type="float" office:value="32.1">
            <text:p>32,1</text:p>
          </table:table-cell>
          <table:table-cell office:value-type="float" office:value="46.7">
            <text:p>46,7</text:p>
          </table:table-cell>
          <table:table-cell/>
          <table:table-cell table:formula="of:=AVERAGE([.H3:.H7])" office:value-type="float" office:value="39.68">
            <text:p>39,68</text:p>
          </table:table-cell>
          <table:table-cell table:formula="of:=AVERAGE([.I3:.I7])" office:value-type="float" office:value="80.48">
            <text:p>80,48</text:p>
          </table:table-cell>
          <table:table-cell table:formula="of:=AVERAGE([.J3:.J7])" office:value-type="float" office:value="120.6">
            <text:p>120,6</text:p>
          </table:table-cell>
          <table:table-cell table:formula="of:=AVERAGE([.K3:.K7])" office:value-type="float" office:value="77.54">
            <text:p>77,54</text:p>
          </table:table-cell>
          <table:table-cell/>
          <table:table-cell table:formula="of:=[.K4]-[.K8]" office:value-type="float" office:value="0.0600000000000023">
            <text:p>0,06</text:p>
          </table:table-cell>
          <table:table-cell table:formula="of:=[.M8]^2" office:value-type="float" office:value="0.00360000000000027">
            <text:p>0,003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grün</text:p>
          </table:table-cell>
          <table:table-cell office:value-type="float" office:value="15.8">
            <text:p>15,8</text:p>
          </table:table-cell>
          <table:table-cell office:value-type="float" office:value="30.5">
            <text:p>30,5</text:p>
          </table:table-cell>
          <table:table-cell office:value-type="float" office:value="45.1">
            <text:p>45,1</text:p>
          </table:table-cell>
          <table:table-cell/>
          <table:table-cell table:formula="of:=0.0004" office:value-type="float" office:value="0.0004">
            <text:p>0,0004</text:p>
          </table:table-cell>
          <table:table-cell table:formula="of:=0.0004" office:value-type="float" office:value="0.0004">
            <text:p>0,0004</text:p>
          </table:table-cell>
          <table:table-cell office:value-type="float" office:value="0.002">
            <text:p>0,002</text:p>
          </table:table-cell>
          <table:table-cell office:value-type="float" office:value="0.0046">
            <text:p>0,0046</text:p>
          </table:table-cell>
          <table:table-cell/>
          <table:table-cell table:formula="of:=[.K5]-[.K8]" office:value-type="float" office:value="-0.039999999999992">
            <text:p>-0,04</text:p>
          </table:table-cell>
          <table:table-cell table:formula="of:=[.M9]^2" office:value-type="float" office:value="0.00159999999999936">
            <text:p>0,001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rot</text:p>
          </table:table-cell>
          <table:table-cell office:value-type="float" office:value="16.2">
            <text:p>16,2</text:p>
          </table:table-cell>
          <table:table-cell office:value-type="float" office:value="30.9">
            <text:p>30,9</text:p>
          </table:table-cell>
          <table:table-cell office:value-type="float" office:value="45.4">
            <text:p>45,4</text:p>
          </table:table-cell>
          <table:table-cell table:number-columns-repeated="6"/>
          <table:table-cell table:formula="of:=[.K6]-[.K8]" office:value-type="float" office:value="0.0600000000000023">
            <text:p>0,06</text:p>
          </table:table-cell>
          <table:table-cell table:formula="of:=[.M10]^2" office:value-type="float" office:value="0.00360000000000027">
            <text:p>0,0036</text:p>
          </table:table-cell>
          <table:table-cell table:number-columns-repeated="8"/>
        </table:table-row>
        <table:table-row table:style-name="ro2">
          <table:table-cell table:number-columns-repeated="12"/>
          <table:table-cell table:formula="of:=[.K7]-[.K8]" office:value-type="float" office:value="0.160000000000011">
            <text:p>0,16</text:p>
          </table:table-cell>
          <table:table-cell table:formula="of:=[.M11]^2" office:value-type="float" office:value="0.0256000000000035">
            <text:p>0,0256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crylblock</text:p>
          </table:table-cell>
          <table:table-cell table:number-columns-repeated="5"/>
          <table:table-cell table:style-name="ce3" office:value-type="string">
            <text:p>klein</text:p>
          </table:table-cell>
          <table:table-cell table:style-name="ce3" office:value-type="string">
            <text:p>mittel </text:p>
          </table:table-cell>
          <table:table-cell office:value-type="string">
            <text:p>groß</text:p>
          </table:table-cell>
          <table:table-cell table:style-name="ce2"/>
          <table:table-cell table:number-columns-repeated="2"/>
          <table:table-cell table:formula="of:=1/20*SUM([.N7:.N11])" office:value-type="float" office:value="0.00460000000000005">
            <text:p>0,004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1.1">
            <text:p>11,1</text:p>
          </table:table-cell>
          <table:table-cell office:value-type="float" office:value="45.9">
            <text:p>45,9</text:p>
          </table:table-cell>
          <table:table-cell/>
          <table:table-cell table:style-name="ce1" office:value-type="string">
            <text:p>IE:</text:p>
          </table:table-cell>
          <table:table-cell table:style-name="ce4" table:formula="of:=(2*[.H8])/([.D3]*0.000001)" office:value-type="float" office:value="2593464.05228758">
            <text:p>2,5935E+06</text:p>
          </table:table-cell>
          <table:table-cell table:style-name="ce4" table:formula="of:=(2*[.I8])/([.E3]*0.000001)" office:value-type="float" office:value="2664900.66225166">
            <text:p>2,6649E+06</text:p>
          </table:table-cell>
          <table:table-cell table:style-name="ce6" office:value-type="float" office:value="2660000">
            <text:p>2,6600E+06</text:p>
          </table:table-cell>
          <table:table-cell table:style-name="ce7" table:formula="of:=AVERAGE([.H13:.J13])" office:value-type="float" office:value="2639454.90484641">
            <text:p>2,6395E+06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17.2">
            <text:p>17,2</text:p>
          </table:table-cell>
          <table:table-cell office:value-type="float" office:value="40.5">
            <text:p>40,5</text:p>
          </table:table-cell>
          <table:table-cell/>
          <table:table-cell table:style-name="ce2" office:value-type="string">
            <text:p>blau</text:p>
          </table:table-cell>
          <table:table-cell table:style-name="ce4" table:formula="of:=(2*[.H8])/([.D5]*0.000001)" office:value-type="float" office:value="2699319.72789116">
            <text:p>2,6993E+06</text:p>
          </table:table-cell>
          <table:table-cell table:style-name="ce4" table:formula="of:=(2*[.I8])/([.E5]*0.000001)" office:value-type="float" office:value="2723519.45854484">
            <text:p>2,7235E+06</text:p>
          </table:table-cell>
          <table:table-cell table:style-name="ce4" table:formula="of:=(2*[.J8])/([.F5]*0.000001)" office:value-type="float" office:value="2725423.72881356">
            <text:p>2,7254E+06</text:p>
          </table:table-cell>
          <table:table-cell table:style-name="ce7" table:formula="of:=AVERAGE([.H14:.J14])" office:value-type="float" office:value="2716087.63841652">
            <text:p>2,7161E+06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float" office:value="23.6">
            <text:p>23,6</text:p>
          </table:table-cell>
          <table:table-cell office:value-type="float" office:value="34.9">
            <text:p>34,9</text:p>
          </table:table-cell>
          <table:table-cell/>
          <table:table-cell table:style-name="ce2" office:value-type="string">
            <text:p>grün</text:p>
          </table:table-cell>
          <table:table-cell table:style-name="ce4" table:formula="of:=(2*[.H8])/([.D4]*0.000001)" office:value-type="float" office:value="2654180.60200669">
            <text:p>2,6542E+06</text:p>
          </table:table-cell>
          <table:table-cell table:style-name="ce4" table:formula="of:=(2*[.I8])/([.E4]*0.000001)" office:value-type="float" office:value="2696147.40368509">
            <text:p>2,6961E+06</text:p>
          </table:table-cell>
          <table:table-cell table:style-name="ce4" table:formula="of:=(2*[.J8])/([.F4]*0.000001)" office:value-type="float" office:value="2716216.21621622">
            <text:p>2,7162E+06</text:p>
          </table:table-cell>
          <table:table-cell table:style-name="ce7" table:formula="of:=AVERAGE([.H15:.J15])" office:value-type="float" office:value="2688848.07396933">
            <text:p>2,6888E+06</text:p>
          </table:table-cell>
          <table:table-cell table:number-columns-repeated="3"/>
          <table:table-cell office:value-type="string">
            <text:p>kg</text:p>
          </table:table-cell>
          <table:table-cell office:value-type="string">
            <text:p>km</text:p>
          </table:table-cell>
          <table:table-cell office:value-type="string">
            <text:p>gm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29.9">
            <text:p>29,9</text:p>
          </table:table-cell>
          <table:table-cell office:value-type="float" office:value="29.6">
            <text:p>29,6</text:p>
          </table:table-cell>
          <table:table-cell/>
          <table:table-cell table:style-name="ce2" office:value-type="string">
            <text:p>rot</text:p>
          </table:table-cell>
          <table:table-cell table:style-name="ce4" table:number-columns-repeated="3"/>
          <table:table-cell table:style-name="ce7"/>
          <table:table-cell table:number-columns-repeated="3"/>
          <table:table-cell table:formula="of:=SQRT([.H9]^2+[.J9]^2)" office:value-type="float" office:value="0.00203960780543711">
            <text:p>0,0020396078</text:p>
          </table:table-cell>
          <table:table-cell table:formula="of:=SQRT([.H9]^2+[.I9]^2)" office:value-type="float" office:value="0.000565685424949238">
            <text:p>0,0005656854</text:p>
          </table:table-cell>
          <table:table-cell table:formula="of:=SQRT([.J9]^2+[.I9]^2)" office:value-type="float" office:value="0.00203960780543711">
            <text:p>0,002039607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office:value-type="float" office:value="35.8">
            <text:p>35,8</text:p>
          </table:table-cell>
          <table:table-cell office:value-type="float" office:value="23.7">
            <text:p>23,7</text:p>
          </table:table-cell>
          <table:table-cell/>
          <table:table-cell table:style-name="ce2"/>
          <table:table-cell table:style-name="ce4" table:number-columns-repeated="3"/>
          <table:table-cell table:style-name="ce7"/>
          <table:table-cell table:number-columns-repeated="11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office:value-type="float" office:value="41.6">
            <text:p>41,6</text:p>
          </table:table-cell>
          <table:table-cell office:value-type="float" office:value="17.7">
            <text:p>17,7</text:p>
          </table:table-cell>
          <table:table-cell/>
          <table:table-cell table:style-name="ce2" office:value-type="string">
            <text:p>DS:</text:p>
          </table:table-cell>
          <table:table-cell table:style-name="ce4" table:formula="of:=([.H8])/([.D8]*0.000001)" office:value-type="float" office:value="2306976.74418605">
            <text:p>2,3070E+06</text:p>
          </table:table-cell>
          <table:table-cell table:style-name="ce4" table:formula="of:=([.I8])/([.E8]*0.000001)" office:value-type="float" office:value="2507165.10903427">
            <text:p>2,5072E+06</text:p>
          </table:table-cell>
          <table:table-cell table:style-name="ce4" table:formula="of:=([.J8])/([.F8]*0.000001)" office:value-type="float" office:value="2582441.11349036">
            <text:p>2,5824E+06</text:p>
          </table:table-cell>
          <table:table-cell table:style-name="ce7" table:formula="of:=AVERAGE([.H18:.J18])" office:value-type="float" office:value="2465527.65557023">
            <text:p>2,4655E+06</text:p>
          </table:table-cell>
          <table:table-cell table:number-columns-repeated="3"/>
          <table:table-cell table:formula="of:=[.J8]-[.H8]" office:value-type="float" office:value="80.92">
            <text:p>80,92</text:p>
          </table:table-cell>
          <table:table-cell table:formula="of:=[.I8]-[.H8]" office:value-type="float" office:value="40.8">
            <text:p>40,8</text:p>
          </table:table-cell>
          <table:table-cell table:formula="of:=[.J8]-[.I8]" office:value-type="float" office:value="40.12">
            <text:p>40,1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office:value-type="float" office:value="47.4">
            <text:p>47,4</text:p>
          </table:table-cell>
          <table:table-cell office:value-type="float" office:value="11.8">
            <text:p>11,8</text:p>
          </table:table-cell>
          <table:table-cell/>
          <table:table-cell table:style-name="ce2" office:value-type="string">
            <text:p>blau</text:p>
          </table:table-cell>
          <table:table-cell table:style-name="ce4" table:formula="of:=([.H8])/([.D9]*0.000001)" office:value-type="float" office:value="2511392.40506329">
            <text:p>2,5114E+06</text:p>
          </table:table-cell>
          <table:table-cell table:style-name="ce4" table:formula="of:=([.I8])/([.E9]*0.000001)" office:value-type="float" office:value="2638688.52459016">
            <text:p>2,6387E+06</text:p>
          </table:table-cell>
          <table:table-cell table:style-name="ce4" table:formula="of:=([.J8])/([.F9]*0.000001)" office:value-type="float" office:value="2674057.64966741">
            <text:p>2,6741E+06</text:p>
          </table:table-cell>
          <table:table-cell table:style-name="ce7" table:formula="of:=AVERAGE([.H19:.J19])" office:value-type="float" office:value="2608046.19310695">
            <text:p>2,6080E+06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/>
          <table:table-cell table:style-name="ce2" office:value-type="string">
            <text:p>grün </text:p>
          </table:table-cell>
          <table:table-cell table:style-name="ce4" table:formula="of:=([.H8])/([.D10]*0.000001)" office:value-type="float" office:value="2449382.71604938">
            <text:p>2,4494E+06</text:p>
          </table:table-cell>
          <table:table-cell table:style-name="ce4" table:formula="of:=([.I8])/([.E10]*0.000001)" office:value-type="float" office:value="2604530.74433657">
            <text:p>2,6045E+06</text:p>
          </table:table-cell>
          <table:table-cell table:style-name="ce4" table:formula="of:=([.J8])/([.F10]*0.000001)" office:value-type="float" office:value="2656387.66519824">
            <text:p>2,6564E+06</text:p>
          </table:table-cell>
          <table:table-cell table:style-name="ce7" table:formula="of:=AVERAGE([.H20:.J20])" office:value-type="float" office:value="2570100.37519473">
            <text:p>2,5701E+0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formula="of:=(2*[.O18])/([.O25])"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1*</text:p>
          </table:table-cell>
          <table:table-cell office:value-type="float" office:value="44.7">
            <text:p>44,7</text:p>
          </table:table-cell>
          <table:table-cell office:value-type="float" office:value="15.9">
            <text:p>15,9</text:p>
          </table:table-cell>
          <table:table-cell/>
          <table:table-cell office:value-type="string">
            <text:p>rot</text:p>
          </table:table-cell>
          <table:table-cell table:style-name="ce4" table:number-columns-repeated="4"/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1**</text:p>
          </table:table-cell>
          <table:table-cell office:value-type="float" office:value="45.7">
            <text:p>45,7</text:p>
          </table:table-cell>
          <table:table-cell office:value-type="float" office:value="14.4">
            <text:p>14,4</text:p>
          </table:table-cell>
          <table:table-cell table:number-columns-repeated="2"/>
          <table:table-cell table:style-name="ce4" table:number-columns-repeated="4"/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8*</text:p>
          </table:table-cell>
          <table:table-cell office:value-type="float" office:value="12.8">
            <text:p>12,8</text:p>
          </table:table-cell>
          <table:table-cell office:value-type="float" office:value="41.3">
            <text:p>41,3</text:p>
          </table:table-cell>
          <table:table-cell table:number-columns-repeated="2"/>
          <table:table-cell table:style-name="ce4" table:number-columns-repeated="4"/>
          <table:table-cell table:number-columns-repeated="11"/>
        </table:table-row>
        <table:table-row table:style-name="ro2">
          <table:table-cell table:number-columns-repeated="10"/>
          <table:table-cell table:style-name="ce4"/>
          <table:table-cell table:number-columns-repeated="7"/>
          <table:table-cell office:value-type="string">
            <text:p>t_f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uge</text:p>
          </table:table-cell>
          <table:table-cell table:number-columns-repeated="5"/>
          <table:table-cell table:style-name="ce4" table:number-columns-repeated="4"/>
          <table:table-cell/>
          <table:table-cell office:value-type="string">
            <text:p>s</text:p>
          </table:table-cell>
          <table:table-cell/>
          <table:table-cell table:formula="of:=[.O18]" office:value-type="float" office:value="80.92">
            <text:p>80,92</text:p>
          </table:table-cell>
          <table:table-cell table:formula="of:=[.P18]" office:value-type="float" office:value="40.8">
            <text:p>40,8</text:p>
          </table:table-cell>
          <table:table-cell table:formula="of:=[.Q18]" office:value-type="float" office:value="40.12">
            <text:p>40,12</text:p>
          </table:table-cell>
          <table:table-cell/>
          <table:table-cell table:style-name="ce9" table:formula="of:=[.D3]-2*([.H8])/([.N54])" office:value-type="float" office:value="1.65259973851175">
            <text:p>1,65</text:p>
          </table:table-cell>
          <table:table-cell table:style-name="ce9" table:formula="of:=[.E3]-2*([.I8])/([.N55])" office:value-type="float" office:value="1.68813575996537">
            <text:p>1,69</text:p>
          </table:table-cell>
          <table:table-cell table:style-name="ce9" table:formula="of:=[.F3]-2*([.J8])/([.N56])" office:value-type="float" office:value="1.71974618106141">
            <text:p>1,72</text:p>
          </table:table-cell>
          <table:table-cell table:formula="of:=AVERAGE([.S25:.U25])" office:value-type="float" office:value="1.68682722651284">
            <text:p>1,6868272265</text:p>
          </table:table-cell>
        </table:table-row>
        <table:table-row table:style-name="ro2">
          <table:table-cell table:number-columns-repeated="2"/>
          <table:table-cell office:value-type="string">
            <text:p>iris</text:p>
          </table:table-cell>
          <table:table-cell office:value-type="float" office:value="11.3">
            <text:p>11,3</text:p>
          </table:table-cell>
          <table:table-cell table:number-columns-repeated="3"/>
          <table:table-cell table:style-name="ce4" table:number-columns-repeated="4"/>
          <table:table-cell/>
          <table:table-cell office:value-type="string">
            <text:p>t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inse in</text:p>
          </table:table-cell>
          <table:table-cell office:value-type="float" office:value="16.9">
            <text:p>16,9</text:p>
          </table:table-cell>
          <table:table-cell table:number-columns-repeated="3"/>
          <table:table-cell table:style-name="ce4" table:number-columns-repeated="4"/>
          <table:table-cell table:number-columns-repeated="2"/>
          <table:table-cell office:value-type="float" office:value="1">
            <text:p>1</text:p>
          </table:table-cell>
          <table:table-cell table:formula="of:=-([.D3]-[.F3])" office:value-type="float" office:value="59.1">
            <text:p>59,1</text:p>
          </table:table-cell>
          <table:table-cell table:formula="of:=[.E3]-[.D3]" office:value-type="float" office:value="29.8">
            <text:p>29,8</text:p>
          </table:table-cell>
          <table:table-cell table:formula="of:=[.F3]-[.E3]" office:value-type="float" office:value="29.3">
            <text:p>29,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inse out</text:p>
          </table:table-cell>
          <table:table-cell office:value-type="float" office:value="23">
            <text:p>23</text:p>
          </table:table-cell>
          <table:table-cell table:number-columns-repeated="3"/>
          <table:table-cell table:style-name="ce5" table:number-columns-repeated="3"/>
          <table:table-cell table:style-name="ce8"/>
          <table:table-cell/>
          <table:table-cell office:value-type="string">
            <text:p>c</text:p>
          </table:table-cell>
          <table:table-cell/>
          <table:table-cell table:formula="of:=2*([.O25]*0.001)/([.O27]*0.001)" office:value-type="float" office:value="2.73840947546531">
            <text:p>2,7384094755</text:p>
          </table:table-cell>
          <table:table-cell table:formula="of:=2*([.P25]*0.001)/([.P27]*0.001)" office:value-type="float" office:value="2.73825503355705">
            <text:p>2,7382550336</text:p>
          </table:table-cell>
          <table:table-cell table:formula="of:=2*([.Q25]*0.001)/([.Q27]*0.001)" office:value-type="float" office:value="2.73856655290102">
            <text:p>2,7385665529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retina</text:p>
          </table:table-cell>
          <table:table-cell office:value-type="float" office:value="72.9">
            <text:p>72,9</text:p>
          </table:table-cell>
          <table:table-cell table:number-columns-repeated="3"/>
          <table:table-cell table:style-name="ce5" table:number-columns-repeated="3"/>
          <table:table-cell table:number-columns-repeated="3"/>
          <table:table-cell office:value-type="float" office:value="2">
            <text:p>2</text:p>
          </table:table-cell>
          <table:table-cell table:formula="of:=-([.D4]-[.F4])" office:value-type="float" office:value="58.9">
            <text:p>58,9</text:p>
          </table:table-cell>
          <table:table-cell table:formula="of:=[.E4]-[.D4]" office:value-type="float" office:value="29.8">
            <text:p>29,8</text:p>
          </table:table-cell>
          <table:table-cell table:formula="of:=[.F4]-[.E4]" office:value-type="float" office:value="29.1">
            <text:p>29,1</text:p>
          </table:table-cell>
          <table:table-cell table:number-columns-repeated="5"/>
        </table:table-row>
        <table:table-row table:style-name="ro2">
          <table:table-cell table:number-columns-repeated="12"/>
          <table:table-cell office:value-type="string">
            <text:p>c</text:p>
          </table:table-cell>
          <table:table-cell/>
          <table:table-cell table:formula="of:=2*([.O25]*0.001)/([.O29]*0.001)" office:value-type="float" office:value="2.74770797962649">
            <text:p>2,7477079796</text:p>
          </table:table-cell>
          <table:table-cell table:formula="of:=2*([.P25]*0.001)/([.P29]*0.001)" office:value-type="float" office:value="2.73825503355705">
            <text:p>2,7382550336</text:p>
          </table:table-cell>
          <table:table-cell table:formula="of:=2*([.Q25]*0.001)/([.Q29]*0.001)" office:value-type="float" office:value="2.7573883161512">
            <text:p>2,7573883162</text:p>
          </table:table-cell>
          <table:table-cell table:number-columns-repeated="5"/>
        </table:table-row>
        <table:table-row table:style-name="ro2">
          <table:table-cell table:number-columns-repeated="13"/>
          <table:table-cell office:value-type="float" office:value="4">
            <text:p>4</text:p>
          </table:table-cell>
          <table:table-cell table:formula="of:=-([.D5]-[.F5])" office:value-type="float" office:value="59.1">
            <text:p>59,1</text:p>
          </table:table-cell>
          <table:table-cell table:formula="of:=[.E5]-[.D5]" office:value-type="float" office:value="29.7">
            <text:p>29,7</text:p>
          </table:table-cell>
          <table:table-cell table:formula="of:=[.F5]-[.E5]" office:value-type="float" office:value="29.4">
            <text:p>29,4</text:p>
          </table:table-cell>
          <table:table-cell table:number-columns-repeated="5"/>
        </table:table-row>
        <table:table-row table:style-name="ro2">
          <table:table-cell table:number-columns-repeated="12"/>
          <table:table-cell office:value-type="string">
            <text:p>c</text:p>
          </table:table-cell>
          <table:table-cell/>
          <table:table-cell table:formula="of:=2*([.O25]*0.001)/([.O31]*0.001)" office:value-type="float" office:value="2.73840947546531">
            <text:p>2,7384094755</text:p>
          </table:table-cell>
          <table:table-cell table:formula="of:=2*([.P25]*0.001)/([.P31]*0.001)" office:value-type="float" office:value="2.74747474747475">
            <text:p>2,7474747475</text:p>
          </table:table-cell>
          <table:table-cell table:formula="of:=2*([.Q25]*0.001)/([.Q31]*0.001)" office:value-type="float" office:value="2.72925170068027">
            <text:p>2,7292517007</text:p>
          </table:table-cell>
          <table:table-cell table:number-columns-repeated="5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number-columns-repeated="13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[.H36]" office:value-type="float" office:value="80.92">
            <text:p>8,09E+001</text:p>
          </table:table-cell>
          <table:table-cell table:number-columns-repeated="4"/>
          <table:table-cell table:style-name="ce4" table:formula="of:=[.J8]-[.H8]" office:value-type="float" office:value="80.92">
            <text:p>8,0920E+01</text:p>
          </table:table-cell>
          <table:table-cell table:style-name="ce4" table:formula="of:=[.I8]-[.H8]" office:value-type="float" office:value="40.8">
            <text:p>4,0800E+01</text:p>
          </table:table-cell>
          <table:table-cell table:style-name="ce4" table:formula="of:=[.J8]-[.I8]" office:value-type="float" office:value="40.12">
            <text:p>4,0120E+01</text:p>
          </table:table-cell>
          <table:table-cell table:number-columns-repeated="4"/>
          <table:table-cell table:formula="of:=[.O28]*SQRT(([.O16]/[.O25])^2+(0.1/[.O27])^2)" office:value-type="float" office:value="0.00463403263047962">
            <text:p>0,0046340326</text:p>
          </table:table-cell>
          <table:table-cell table:formula="of:=[.P28]*SQRT(([.P16]/[.P25])^2+(0.1/[.P27])^2)" office:value-type="float" office:value="0.0091888537114306">
            <text:p>0,0091888537</text:p>
          </table:table-cell>
          <table:table-cell table:formula="of:=[.Q28]*SQRT(([.Q16]/[.Q25])^2+(0.1/[.Q27])^2)" office:value-type="float" office:value="0.00934768035708312">
            <text:p>0,0093476804</text:p>
          </table:table-cell>
          <table:table-cell table:number-columns-repeated="5"/>
        </table:table-row>
        <table:table-row table:style-name="ro2">
          <table:table-cell table:number-columns-repeated="13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table:number-columns-repeated="14"/>
          <table:table-cell table:formula="of:=[.O30]*SQRT(([.O16]/[.O25])^2+(0.1/[.O29])^2)" office:value-type="float" office:value="0.00466555307431096">
            <text:p>0,0046655531</text:p>
          </table:table-cell>
          <table:table-cell table:formula="of:=[.P30]*SQRT(([.P16]/[.P25])^2+(0.1/[.P29])^2)" office:value-type="float" office:value="0.00918885371143059">
            <text:p>0,0091888537</text:p>
          </table:table-cell>
          <table:table-cell table:formula="of:=[.Q30]*SQRT(([.Q16]/[.Q25])^2+(0.1/[.Q29])^2)" office:value-type="float" office:value="0.00947659805649328">
            <text:p>0,0094765981</text:p>
          </table:table-cell>
          <table:table-cell table:number-columns-repeated="5"/>
        </table:table-row>
        <table:table-row table:style-name="ro2">
          <table:table-cell table:number-columns-repeated="13"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table:number-columns-repeated="14"/>
          <table:table-cell table:formula="of:=[.O32]*SQRT(([.O16]/[.O25])^2+(0.1/[.O31])^2)" office:value-type="float" office:value="0.00463403263047962">
            <text:p>0,0046340326</text:p>
          </table:table-cell>
          <table:table-cell table:formula="of:=[.P32]*SQRT(([.P16]/[.P25])^2+(0.1/[.P31])^2)" office:value-type="float" office:value="0.00925083515654426">
            <text:p>0,0092508352</text:p>
          </table:table-cell>
          <table:table-cell table:formula="of:=[.Q32]*SQRT(([.Q16]/[.Q25])^2+(0.1/[.Q31])^2)" office:value-type="float" office:value="0.00928420588136338">
            <text:p>0,0092842059</text:p>
          </table:table-cell>
          <table:table-cell table:number-columns-repeated="5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number-columns-repeated="13"/>
          <table:table-cell table:formula="of:=[.O28]" office:value-type="float" office:value="2.73840947546531">
            <text:p>2,7384094755</text:p>
          </table:table-cell>
          <table:table-cell table:formula="of:=[.N43]-[.N54]" office:value-type="float" office:value="-0.00311478174340341">
            <text:p>-0,0031147817</text:p>
          </table:table-cell>
          <table:table-cell table:formula="of:=[.O43]^2" office:value-type="float" office:value="0.00000970186530903916">
            <text:p>9,70186530903916E-006</text:p>
          </table:table-cell>
          <table:table-cell table:number-columns-repeated="6"/>
        </table:table-row>
        <table:table-row table:style-name="ro2">
          <table:table-cell table:number-columns-repeated="13"/>
          <table:table-cell table:formula="of:=[.O30]" office:value-type="float" office:value="2.74770797962649">
            <text:p>2,7477079796</text:p>
          </table:table-cell>
          <table:table-cell table:formula="of:=[.N44]-[.N55]" office:value-type="float" office:value="0.00618372241776921">
            <text:p>0,0061837224</text:p>
          </table:table-cell>
          <table:table-cell table:formula="of:=[.O44]^2" office:value-type="float" office:value="0.0000382384229400215">
            <text:p>3,82384229400215E-005</text:p>
          </table:table-cell>
          <table:table-cell table:number-columns-repeated="6"/>
        </table:table-row>
        <table:table-row table:style-name="ro2">
          <table:table-cell table:number-columns-repeated="13"/>
          <table:table-cell table:formula="of:=[.O32]" office:value-type="float" office:value="2.73840947546531">
            <text:p>2,7384094755</text:p>
          </table:table-cell>
          <table:table-cell table:formula="of:=[.N45]-[.N56]" office:value-type="float" office:value="-0.00311478174340341">
            <text:p>-0,0031147817</text:p>
          </table:table-cell>
          <table:table-cell table:formula="of:=[.O45]^2" office:value-type="float" office:value="0.00000970186530903916">
            <text:p>9,70186530903916E-006</text:p>
          </table:table-cell>
          <table:table-cell table:number-columns-repeated="6"/>
        </table:table-row>
        <table:table-row table:style-name="ro2">
          <table:table-cell table:number-columns-repeated="13"/>
          <table:table-cell table:formula="of:=[.P28]" office:value-type="float" office:value="2.73825503355705">
            <text:p>2,7382550336</text:p>
          </table:table-cell>
          <table:table-cell table:formula="of:=[.N46]-[.N57]" office:value-type="float" office:value="-0.00326922365167048">
            <text:p>-0,0032692237</text:p>
          </table:table-cell>
          <table:table-cell table:formula="of:=[.O46]^2" office:value-type="float" office:value="0.0000106878232846417">
            <text:p>1,06878232846417E-005</text:p>
          </table:table-cell>
          <table:table-cell table:number-columns-repeated="6"/>
        </table:table-row>
        <table:table-row table:style-name="ro2">
          <table:table-cell table:number-columns-repeated="13"/>
          <table:table-cell table:formula="of:=[.P30]" office:value-type="float" office:value="2.73825503355705">
            <text:p>2,7382550336</text:p>
          </table:table-cell>
          <table:table-cell table:formula="of:=[.N47]-[.N58]" office:value-type="float" office:value="-0.00326922365167093">
            <text:p>-0,0032692237</text:p>
          </table:table-cell>
          <table:table-cell table:formula="of:=[.O47]^2" office:value-type="float" office:value="0.0000106878232846446">
            <text:p>1,06878232846446E-005</text:p>
          </table:table-cell>
          <table:table-cell table:number-columns-repeated="6"/>
        </table:table-row>
        <table:table-row table:style-name="ro2">
          <table:table-cell table:number-columns-repeated="13"/>
          <table:table-cell table:formula="of:=[.P32]" office:value-type="float" office:value="2.74747474747475">
            <text:p>2,7474747475</text:p>
          </table:table-cell>
          <table:table-cell table:formula="of:=[.N48]-[.N59]" office:value-type="float" office:value="0.00595049026602945">
            <text:p>0,0059504903</text:p>
          </table:table-cell>
          <table:table-cell table:formula="of:=[.O48]^2" office:value-type="float" office:value="0.0000354083344061112">
            <text:p>3,54083344061112E-005</text:p>
          </table:table-cell>
          <table:table-cell table:number-columns-repeated="6"/>
        </table:table-row>
        <table:table-row table:style-name="ro2">
          <table:table-cell table:number-columns-repeated="13"/>
          <table:table-cell table:formula="of:=[.Q28]" office:value-type="float" office:value="2.73856655290102">
            <text:p>2,7385665529</text:p>
          </table:table-cell>
          <table:table-cell table:formula="of:=[.N49]-[.N60]" office:value-type="float" office:value="-0.00295770430769249">
            <text:p>-0,0029577043</text:p>
          </table:table-cell>
          <table:table-cell table:formula="of:=[.O49]^2" office:value-type="float" office:value="0.0000087480147717427">
            <text:p>0,000008748</text:p>
          </table:table-cell>
          <table:table-cell table:number-columns-repeated="6"/>
        </table:table-row>
        <table:table-row table:style-name="ro2">
          <table:table-cell table:number-columns-repeated="13"/>
          <table:table-cell table:formula="of:=[.Q30]" office:value-type="float" office:value="2.7573883161512">
            <text:p>2,7573883162</text:p>
          </table:table-cell>
          <table:table-cell table:formula="of:=[.N50]-[.N61]" office:value-type="float" office:value="0.0158640589424874">
            <text:p>0,0158640589</text:p>
          </table:table-cell>
          <table:table-cell table:formula="of:=[.O50]^2" office:value-type="float" office:value="0.000251668366130716">
            <text:p>0,0002516684</text:p>
          </table:table-cell>
          <table:table-cell table:number-columns-repeated="6"/>
        </table:table-row>
        <table:table-row table:style-name="ro2">
          <table:table-cell table:number-columns-repeated="13"/>
          <table:table-cell table:formula="of:=[.Q32]" office:value-type="float" office:value="2.72925170068027">
            <text:p>2,7292517007</text:p>
          </table:table-cell>
          <table:table-cell table:formula="of:=[.N51]-[.N62]" office:value-type="float" office:value="-0.0122725565284436">
            <text:p>-0,0122725565</text:p>
          </table:table-cell>
          <table:table-cell table:formula="of:=[.O51]^2" office:value-type="float" office:value="0.000150615643743844">
            <text:p>0,0001506156</text:p>
          </table:table-cell>
          <table:table-cell table:number-columns-repeated="6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number-columns-repeated="13"/>
          <table:table-cell table:formula="of:=AVERAGE([.N43:.N51])" office:value-type="float" office:value="2.74152425720872">
            <text:p>2,7415242572</text:p>
          </table:table-cell>
          <table:table-cell/>
          <table:table-cell table:formula="of:=1/72*SUM([.P43:.P51])" office:value-type="float" office:value="0.00000729802998860833">
            <text:p>0,000007298</text:p>
          </table:table-cell>
          <table:table-cell table:number-columns-repeated="6"/>
        </table:table-row>
        <table:table-row table:style-name="ro2">
          <table:table-cell table:number-columns-repeated="13"/>
          <table:table-cell table:formula="of:=[.N54]" office:value-type="float" office:value="2.74152425720872">
            <text:p>2,7415242572</text:p>
          </table:table-cell>
          <table:table-cell/>
          <table:table-cell table:formula="of:=SQRT([.P54])" office:value-type="float" office:value="0.00270148662565787">
            <text:p>0,0027014866</text:p>
          </table:table-cell>
          <table:table-cell table:number-columns-repeated="6"/>
        </table:table-row>
        <table:table-row table:style-name="ro2">
          <table:table-cell table:number-columns-repeated="13"/>
          <table:table-cell table:formula="of:=[.N55]" office:value-type="float" office:value="2.74152425720872">
            <text:p>2,7415242572</text:p>
          </table:table-cell>
          <table:table-cell table:number-columns-repeated="8"/>
        </table:table-row>
        <table:table-row table:style-name="ro2">
          <table:table-cell table:number-columns-repeated="13"/>
          <table:table-cell table:formula="of:=[.N56]" office:value-type="float" office:value="2.74152425720872">
            <text:p>2,7415242572</text:p>
          </table:table-cell>
          <table:table-cell table:number-columns-repeated="8"/>
        </table:table-row>
        <table:table-row table:style-name="ro2">
          <table:table-cell table:number-columns-repeated="13"/>
          <table:table-cell table:formula="of:=[.N57]" office:value-type="float" office:value="2.74152425720872">
            <text:p>2,7415242572</text:p>
          </table:table-cell>
          <table:table-cell table:number-columns-repeated="8"/>
        </table:table-row>
        <table:table-row table:style-name="ro2">
          <table:table-cell table:number-columns-repeated="13"/>
          <table:table-cell table:formula="of:=[.N58]" office:value-type="float" office:value="2.74152425720872">
            <text:p>2,7415242572</text:p>
          </table:table-cell>
          <table:table-cell table:number-columns-repeated="8"/>
        </table:table-row>
        <table:table-row table:style-name="ro2">
          <table:table-cell table:number-columns-repeated="13"/>
          <table:table-cell table:formula="of:=[.N59]" office:value-type="float" office:value="2.74152425720872">
            <text:p>2,7415242572</text:p>
          </table:table-cell>
          <table:table-cell table:number-columns-repeated="8"/>
        </table:table-row>
        <table:table-row table:style-name="ro2">
          <table:table-cell table:number-columns-repeated="13"/>
          <table:table-cell table:formula="of:=[.N60]" office:value-type="float" office:value="2.74152425720872">
            <text:p>2,7415242572</text:p>
          </table:table-cell>
          <table:table-cell table:number-columns-repeated="8"/>
        </table:table-row>
        <table:table-row table:style-name="ro2">
          <table:table-cell table:number-columns-repeated="13"/>
          <table:table-cell table:formula="of:=[.N61]" office:value-type="float" office:value="2.74152425720872">
            <text:p>2,7415242572</text:p>
          </table:table-cell>
          <table:table-cell table:number-columns-repeated="8"/>
        </table:table-row>
        <table:table-row table:style-name="ro2" table:number-rows-repeated="1048513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scientific-number number:decimal-places="4" number:min-integer-digits="1" number:min-exponent-digits="2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an </meta:initial-creator>
    <meta:creation-date>2013-04-23T16:58:31</meta:creation-date>
    <dc:date>2013-04-28T20:26:02</dc:date>
    <dc:creator>Diman </dc:creator>
    <meta:editing-duration>PT33M55S</meta:editing-duration>
    <meta:editing-cycles>3</meta:editing-cycles>
    <meta:generator>LibreOffice/3.5$Linux_x86 LibreOffice_project/350m1$Build-2</meta:generator>
    <meta:document-statistic meta:table-count="3" meta:cell-count="260" meta:object-count="0"/>
  </office:meta>
</office:document-meta>
</file>